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0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2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0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3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73563636364" calcext:value-type="float">
            <text:p>37.0373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4424827586" calcext:value-type="float">
            <text:p>37.08144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4704" calcext:value-type="float">
            <text:p>37.08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19376551724" calcext:value-type="float">
            <text:p>37.10193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50312" calcext:value-type="float">
            <text:p>37.10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13" calcext:value-type="float">
            <text:p>37.0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6064" calcext:value-type="float">
            <text:p>37.03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80121290323" calcext:value-type="float">
            <text:p>36.968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556" calcext:value-type="float">
            <text:p>36.96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37032258064" calcext:value-type="float">
            <text:p>37.003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6204137931" calcext:value-type="float">
            <text:p>37.03362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12132903226" calcext:value-type="float">
            <text:p>37.0412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39460645161" calcext:value-type="float">
            <text:p>37.053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72944" calcext:value-type="float">
            <text:p>37.07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60244" calcext:value-type="float">
            <text:p>37.076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89936" calcext:value-type="float">
            <text:p>37.10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1071483871" calcext:value-type="float">
            <text:p>37.1110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3016774194" calcext:value-type="float">
            <text:p>37.1093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47112" calcext:value-type="float">
            <text:p>37.08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22167741935" calcext:value-type="float">
            <text:p>37.032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87296" calcext:value-type="float">
            <text:p>37.02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4014285714" calcext:value-type="float">
            <text:p>37.0664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86828387097" calcext:value-type="float">
            <text:p>37.0986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7647483871" calcext:value-type="float">
            <text:p>37.1476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5131034483" calcext:value-type="float">
            <text:p>37.1735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14415483871" calcext:value-type="float">
            <text:p>37.171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4396" calcext:value-type="float">
            <text:p>37.20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3703225807" calcext:value-type="float">
            <text:p>37.228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8185806452" calcext:value-type="float">
            <text:p>37.213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02152" calcext:value-type="float">
            <text:p>37.18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7271483871" calcext:value-type="float">
            <text:p>37.1872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8008" calcext:value-type="float">
            <text:p>37.1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08096" calcext:value-type="float">
            <text:p>37.16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35317142857" calcext:value-type="float">
            <text:p>37.18353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29047741935" calcext:value-type="float">
            <text:p>37.2029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08272" calcext:value-type="float">
            <text:p>37.25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6136" calcext:value-type="float">
            <text:p>37.24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49868387097" calcext:value-type="float">
            <text:p>37.2449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83328" calcext:value-type="float">
            <text:p>37.30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52412903226" calcext:value-type="float">
            <text:p>37.26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56807741936" calcext:value-type="float">
            <text:p>37.3156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69232" calcext:value-type="float">
            <text:p>37.25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68695483871" calcext:value-type="float">
            <text:p>37.1668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8744" calcext:value-type="float">
            <text:p>37.14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12389677419" calcext:value-type="float">
            <text:p>37.2712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68074285714" calcext:value-type="float">
            <text:p>37.2668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66178064516" calcext:value-type="float">
            <text:p>37.2666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4776774194" calcext:value-type="float">
            <text:p>37.3744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07888" calcext:value-type="float">
            <text:p>37.40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31646451613" calcext:value-type="float">
            <text:p>37.463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7584" calcext:value-type="float">
            <text:p>37.4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1483870968" calcext:value-type="float">
            <text:p>37.50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77625806452" calcext:value-type="float">
            <text:p>37.527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71056" calcext:value-type="float">
            <text:p>37.49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5978064516" calcext:value-type="float">
            <text:p>37.4875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6632" calcext:value-type="float">
            <text:p>37.46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7032" calcext:value-type="float">
            <text:p>37.4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39139310345" calcext:value-type="float">
            <text:p>37.46391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25341935484" calcext:value-type="float">
            <text:p>37.482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16087741935" calcext:value-type="float">
            <text:p>37.5016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40576" calcext:value-type="float">
            <text:p>37.49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88152258065" calcext:value-type="float">
            <text:p>37.5188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13144" calcext:value-type="float">
            <text:p>37.49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46672" calcext:value-type="float">
            <text:p>37.49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2877419355" calcext:value-type="float">
            <text:p>37.526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26072" calcext:value-type="float">
            <text:p>37.52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62472258064" calcext:value-type="float">
            <text:p>37.5462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77024" calcext:value-type="float">
            <text:p>37.54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09667096774" calcext:value-type="float">
            <text:p>37.5509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11274285714" calcext:value-type="float">
            <text:p>37.5411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2992258064" calcext:value-type="float">
            <text:p>37.58129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66867096774" calcext:value-type="float">
            <text:p>37.5966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37424" calcext:value-type="float">
            <text:p>37.61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5032516129" calcext:value-type="float">
            <text:p>37.635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10132413793" calcext:value-type="float">
            <text:p>37.64101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3239483871" calcext:value-type="float">
            <text:p>37.693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8196129032" calcext:value-type="float">
            <text:p>37.6768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33944" calcext:value-type="float">
            <text:p>37.62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9863225806" calcext:value-type="float">
            <text:p>37.5849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13016" calcext:value-type="float">
            <text:p>37.54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38007741935" calcext:value-type="float">
            <text:p>37.51380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2417142857" calcext:value-type="float">
            <text:p>37.53024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9019354839" calcext:value-type="float">
            <text:p>37.548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90002580645" calcext:value-type="float">
            <text:p>37.549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7552" calcext:value-type="float">
            <text:p>37.56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1712" calcext:value-type="float">
            <text:p>37.59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05648" calcext:value-type="float">
            <text:p>37.64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99891612903" calcext:value-type="float">
            <text:p>37.6199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2616774194" calcext:value-type="float">
            <text:p>37.5512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828" calcext:value-type="float">
            <text:p>37.517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89540645161" calcext:value-type="float">
            <text:p>37.4989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42" calcext:value-type="float">
            <text:p>37.52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09321290323" calcext:value-type="float">
            <text:p>37.4709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7171428571" calcext:value-type="float">
            <text:p>37.4697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64265806452" calcext:value-type="float">
            <text:p>37.5064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75891612903" calcext:value-type="float">
            <text:p>37.4675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31467586207" calcext:value-type="float">
            <text:p>37.55314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5784516129" calcext:value-type="float">
            <text:p>37.555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00112" calcext:value-type="float">
            <text:p>37.58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21581935484" calcext:value-type="float">
            <text:p>37.5221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81183225806" calcext:value-type="float">
            <text:p>37.4981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67248" calcext:value-type="float">
            <text:p>37.39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5256774193" calcext:value-type="float">
            <text:p>37.37752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7558" calcext:value-type="float">
            <text:p>37.357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8276129032" calcext:value-type="float">
            <text:p>37.3598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66932413793" calcext:value-type="float">
            <text:p>37.3666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98449032258" calcext:value-type="float">
            <text:p>37.3998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18980645161" calcext:value-type="float">
            <text:p>37.431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78448" calcext:value-type="float">
            <text:p>37.46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90929032258" calcext:value-type="float">
            <text:p>37.479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9371034483" calcext:value-type="float">
            <text:p>37.51793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9969032258" calcext:value-type="float">
            <text:p>37.4729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75604" calcext:value-type="float">
            <text:p>37.42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74868" calcext:value-type="float">
            <text:p>37.397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31536" calcext:value-type="float">
            <text:p>37.37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49544" calcext:value-type="float">
            <text:p>37.40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706" calcext:value-type="float">
            <text:p>37.43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24647741935" calcext:value-type="float">
            <text:p>37.49246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08740645161" calcext:value-type="float">
            <text:p>37.620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24672" calcext:value-type="float">
            <text:p>37.67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92544516129" calcext:value-type="float">
            <text:p>37.739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5704" calcext:value-type="float">
            <text:p>37.76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2649032258" calcext:value-type="float">
            <text:p>37.7122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2912" calcext:value-type="float">
            <text:p>37.66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9682580645" calcext:value-type="float">
            <text:p>37.673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822" calcext:value-type="float">
            <text:p>37.69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20252" calcext:value-type="float">
            <text:p>37.692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4225714286" calcext:value-type="float">
            <text:p>37.7254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60503225806" calcext:value-type="float">
            <text:p>37.716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1485714286" calcext:value-type="float">
            <text:p>37.819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62412" calcext:value-type="float">
            <text:p>37.896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1692" calcext:value-type="float">
            <text:p>37.92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9632" calcext:value-type="float">
            <text:p>37.9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28" meta:object-count="0"/>
    <meta:user-defined meta:name="AppVersion">3.0</meta:user-defined>
  </office:meta>
</office:document-meta>
</file>